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3.65mm"/>
    </style:style>
    <style:style style:name="co2" style:family="table-column">
      <style:table-column-properties fo:break-before="auto" style:column-width="25.7mm"/>
    </style:style>
    <style:style style:name="co3" style:family="table-column">
      <style:table-column-properties fo:break-before="auto" style:column-width="93.9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is-true-formula(EXACT ([.B2];&quot;done&quot;))" style:apply-style-name="done" style:base-cell-address="Sheet1.A2"/>
    </style:style>
    <style:style style:name="ce3" style:family="table-cell" style:parent-style-name="Default">
      <style:map style:condition="is-true-formula(EXACT ([.B3];&quot;done&quot;))" style:apply-style-name="done" style:base-cell-address="Sheet1.A3"/>
    </style:style>
    <style:style style:name="ce4" style:family="table-cell" style:parent-style-name="Default">
      <style:map style:condition="is-true-formula(EXACT ([.B4];&quot;done&quot;))" style:apply-style-name="done" style:base-cell-address="Sheet1.A4"/>
    </style:style>
    <style:style style:name="ce5" style:family="table-cell" style:parent-style-name="Default">
      <style:map style:condition="is-true-formula(EXACT ([.B5];&quot;done&quot;))" style:apply-style-name="done" style:base-cell-address="Sheet1.A5"/>
    </style:style>
    <style:style style:name="ce6" style:family="table-cell" style:parent-style-name="Default">
      <style:map style:condition="is-true-formula(EXACT ([.B6];&quot;done&quot;))" style:apply-style-name="done" style:base-cell-address="Sheet1.A6"/>
    </style:style>
    <style:style style:name="ce7" style:family="table-cell" style:parent-style-name="Default">
      <style:map style:condition="is-true-formula(EXACT ([.B7];&quot;done&quot;))" style:apply-style-name="done" style:base-cell-address="Sheet1.A7"/>
    </style:style>
    <style:style style:name="ce8" style:family="table-cell" style:parent-style-name="Default">
      <style:map style:condition="is-true-formula(EXACT ([.B8];&quot;done&quot;))" style:apply-style-name="done" style:base-cell-address="Sheet1.A8"/>
    </style:style>
    <style:style style:name="ce9" style:family="table-cell" style:parent-style-name="Default">
      <style:map style:condition="is-true-formula(EXACT ([.B9];&quot;done&quot;))" style:apply-style-name="done" style:base-cell-address="Sheet1.A9"/>
    </style:style>
    <style:style style:name="ce10" style:family="table-cell" style:parent-style-name="Default">
      <style:map style:condition="is-true-formula(EXACT ([.B10];&quot;done&quot;))" style:apply-style-name="done" style:base-cell-address="Sheet1.A10"/>
    </style:style>
    <style:style style:name="ce11" style:family="table-cell" style:parent-style-name="Default">
      <style:map style:condition="is-true-formula(EXACT ([.B11];&quot;done&quot;))" style:apply-style-name="done" style:base-cell-address="Sheet1.A11"/>
    </style:style>
    <style:style style:name="ce12" style:family="table-cell" style:parent-style-name="Default">
      <style:map style:condition="is-true-formula(EXACT ([.B12];&quot;done&quot;))" style:apply-style-name="done" style:base-cell-address="Sheet1.A12"/>
    </style:style>
    <style:style style:name="ce13" style:family="table-cell" style:parent-style-name="Default">
      <style:map style:condition="is-true-formula(EXACT ([.B13];&quot;done&quot;))" style:apply-style-name="done" style:base-cell-address="Sheet1.A13"/>
    </style:style>
    <style:style style:name="ce14" style:family="table-cell" style:parent-style-name="Default">
      <style:map style:condition="is-true-formula(EXACT ([.B14];&quot;done&quot;))" style:apply-style-name="done" style:base-cell-address="Sheet1.A14"/>
    </style:style>
    <style:style style:name="ce15" style:family="table-cell" style:parent-style-name="Default">
      <style:map style:condition="is-true-formula(EXACT ([.B15];&quot;done&quot;))" style:apply-style-name="done" style:base-cell-address="Sheet1.A15"/>
    </style:style>
    <style:style style:name="ce16" style:family="table-cell" style:parent-style-name="Default">
      <style:map style:condition="is-true-formula(EXACT ([.B16];&quot;done&quot;))" style:apply-style-name="done" style:base-cell-address="Sheet1.A16"/>
    </style:style>
    <style:style style:name="ce17" style:family="table-cell" style:parent-style-name="Default">
      <style:map style:condition="is-true-formula(EXACT ([.B17];&quot;done&quot;))" style:apply-style-name="done" style:base-cell-address="Sheet1.A17"/>
    </style:style>
    <style:style style:name="ce18" style:family="table-cell" style:parent-style-name="Default">
      <style:map style:condition="is-true-formula(EXACT ([.B18];&quot;done&quot;))" style:apply-style-name="done" style:base-cell-address="Sheet1.A18"/>
    </style:style>
    <style:style style:name="ce19" style:family="table-cell" style:parent-style-name="Default">
      <style:map style:condition="is-true-formula(EXACT ([.B19];&quot;done&quot;))" style:apply-style-name="done" style:base-cell-address="Sheet1.A19"/>
    </style:style>
    <style:style style:name="ce20" style:family="table-cell" style:parent-style-name="Default">
      <style:map style:condition="is-true-formula(EXACT ([.B20];&quot;done&quot;))" style:apply-style-name="done" style:base-cell-address="Sheet1.A20"/>
    </style:style>
    <style:style style:name="ce21" style:family="table-cell" style:parent-style-name="Default">
      <style:map style:condition="is-true-formula(EXACT ([.B21];&quot;done&quot;))" style:apply-style-name="done" style:base-cell-address="Sheet1.A21"/>
    </style:style>
    <style:style style:name="ce22" style:family="table-cell" style:parent-style-name="Default">
      <style:map style:condition="is-true-formula(EXACT ([.B22];&quot;done&quot;))" style:apply-style-name="done" style:base-cell-address="Sheet1.A22"/>
    </style:style>
    <style:style style:name="ce23" style:family="table-cell" style:parent-style-name="Default">
      <style:map style:condition="is-true-formula(EXACT ([.B23];&quot;done&quot;))" style:apply-style-name="done" style:base-cell-address="Sheet1.A23"/>
    </style:style>
    <style:style style:name="ce24" style:family="table-cell" style:parent-style-name="Default">
      <style:map style:condition="is-true-formula(EXACT ([.B24];&quot;done&quot;))" style:apply-style-name="done" style:base-cell-address="Sheet1.A24"/>
    </style:style>
    <style:style style:name="ce25" style:family="table-cell" style:parent-style-name="Default">
      <style:map style:condition="is-true-formula(EXACT ([.B25];&quot;done&quot;))" style:apply-style-name="done" style:base-cell-address="Sheet1.A25"/>
    </style:style>
    <style:style style:name="ce26" style:family="table-cell" style:parent-style-name="Default">
      <style:map style:condition="is-true-formula(EXACT ([.B26];&quot;done&quot;))" style:apply-style-name="done" style:base-cell-address="Sheet1.A26"/>
    </style:style>
    <style:style style:name="ce27" style:family="table-cell" style:parent-style-name="Default">
      <style:map style:condition="is-true-formula(EXACT ([.B27];&quot;done&quot;))" style:apply-style-name="done" style:base-cell-address="Sheet1.A27"/>
    </style:style>
    <style:style style:name="ce28" style:family="table-cell" style:parent-style-name="Default">
      <style:map style:condition="is-true-formula(EXACT ([.B28];&quot;done&quot;))" style:apply-style-name="done" style:base-cell-address="Sheet1.A28"/>
    </style:style>
    <style:style style:name="ce29" style:family="table-cell" style:parent-style-name="Default">
      <style:map style:condition="is-true-formula(EXACT ([.B29];&quot;done&quot;))" style:apply-style-name="done" style:base-cell-address="Sheet1.A29"/>
    </style:style>
    <style:style style:name="ce30" style:family="table-cell" style:parent-style-name="Default">
      <style:map style:condition="is-true-formula(EXACT ([.B30];&quot;done&quot;))" style:apply-style-name="done" style:base-cell-address="Sheet1.A30"/>
    </style:style>
    <style:style style:name="ce31" style:family="table-cell" style:parent-style-name="Default">
      <style:map style:condition="is-true-formula(EXACT ([.B31];&quot;done&quot;))" style:apply-style-name="done" style:base-cell-address="Sheet1.A31"/>
    </style:style>
    <style:style style:name="ce32" style:family="table-cell" style:parent-style-name="Default">
      <style:map style:condition="is-true-formula(EXACT ([.B32];&quot;done&quot;))" style:apply-style-name="done" style:base-cell-address="Sheet1.A32"/>
    </style:style>
    <style:style style:name="ce33" style:family="table-cell" style:parent-style-name="Default">
      <style:map style:condition="is-true-formula(EXACT ([.B33];&quot;done&quot;))" style:apply-style-name="done" style:base-cell-address="Sheet1.A33"/>
    </style:style>
    <style:style style:name="ce34" style:family="table-cell" style:parent-style-name="Default">
      <style:map style:condition="is-true-formula(EXACT ([.B34];&quot;done&quot;))" style:apply-style-name="done" style:base-cell-address="Sheet1.A34"/>
    </style:style>
    <style:style style:name="ce35" style:family="table-cell" style:parent-style-name="Default">
      <style:map style:condition="is-true-formula(EXACT ([.B35];&quot;done&quot;))" style:apply-style-name="done" style:base-cell-address="Sheet1.A35"/>
    </style:style>
    <style:style style:name="ce36" style:family="table-cell" style:parent-style-name="Default">
      <style:map style:condition="is-true-formula(EXACT ([.B36];&quot;done&quot;))" style:apply-style-name="done" style:base-cell-address="Sheet1.A36"/>
    </style:style>
    <style:style style:name="ce37" style:family="table-cell" style:parent-style-name="Default">
      <style:map style:condition="is-true-formula(EXACT ([.B37];&quot;done&quot;))" style:apply-style-name="done" style:base-cell-address="Sheet1.A37"/>
    </style:style>
    <style:style style:name="ce38" style:family="table-cell" style:parent-style-name="Default">
      <style:map style:condition="is-true-formula(EXACT ([.B38];&quot;done&quot;))" style:apply-style-name="done" style:base-cell-address="Sheet1.A38"/>
    </style:style>
    <style:style style:name="ce39" style:family="table-cell" style:parent-style-name="Default">
      <style:map style:condition="is-true-formula(EXACT ([.B39];&quot;done&quot;))" style:apply-style-name="done" style:base-cell-address="Sheet1.A39"/>
    </style:style>
    <style:style style:name="ce40" style:family="table-cell" style:parent-style-name="Default">
      <style:map style:condition="is-true-formula(EXACT ([.B40];&quot;done&quot;))" style:apply-style-name="done" style:base-cell-address="Sheet1.A40"/>
    </style:style>
    <style:style style:name="ce41" style:family="table-cell" style:parent-style-name="Default">
      <style:map style:condition="is-true-formula(EXACT ([.B41];&quot;done&quot;))" style:apply-style-name="done" style:base-cell-address="Sheet1.A41"/>
    </style:style>
    <style:style style:name="ce42" style:family="table-cell" style:parent-style-name="Default">
      <style:map style:condition="is-true-formula(EXACT ([.B42];&quot;done&quot;))" style:apply-style-name="done" style:base-cell-address="Sheet1.A42"/>
    </style:style>
    <style:style style:name="ce43" style:family="table-cell" style:parent-style-name="Default">
      <style:map style:condition="is-true-formula(EXACT ([.B43];&quot;done&quot;))" style:apply-style-name="done" style:base-cell-address="Sheet1.A43"/>
    </style:style>
    <style:style style:name="ce44" style:family="table-cell" style:parent-style-name="Default">
      <style:map style:condition="is-true-formula(EXACT ([.B44];&quot;done&quot;))" style:apply-style-name="done" style:base-cell-address="Sheet1.A44"/>
    </style:style>
    <style:style style:name="ce45" style:family="table-cell" style:parent-style-name="Default">
      <style:map style:condition="is-true-formula(EXACT ([.B45];&quot;done&quot;))" style:apply-style-name="done" style:base-cell-address="Sheet1.A45"/>
    </style:style>
    <style:style style:name="ce46" style:family="table-cell" style:parent-style-name="Default">
      <style:map style:condition="is-true-formula(EXACT ([.B46];&quot;done&quot;))" style:apply-style-name="done" style:base-cell-address="Sheet1.A46"/>
    </style:style>
    <style:style style:name="ce47" style:family="table-cell" style:parent-style-name="Default">
      <style:map style:condition="is-true-formula(EXACT ([.B47];&quot;done&quot;))" style:apply-style-name="done" style:base-cell-address="Sheet1.A47"/>
    </style:style>
    <style:style style:name="ce48" style:family="table-cell" style:parent-style-name="Default">
      <style:map style:condition="is-true-formula(EXACT ([.B48];&quot;done&quot;))" style:apply-style-name="done" style:base-cell-address="Sheet1.A48"/>
    </style:style>
    <style:style style:name="ce49" style:family="table-cell" style:parent-style-name="Default">
      <style:map style:condition="is-true-formula(EXACT ([.B49];&quot;done&quot;))" style:apply-style-name="done" style:base-cell-address="Sheet1.A49"/>
    </style:style>
    <style:style style:name="ce50" style:family="table-cell" style:parent-style-name="Default">
      <style:map style:condition="is-true-formula(EXACT ([.B50];&quot;done&quot;))" style:apply-style-name="done" style:base-cell-address="Sheet1.A50"/>
    </style:style>
    <style:style style:name="ce51" style:family="table-cell" style:parent-style-name="Default">
      <style:map style:condition="is-true-formula(EXACT ([.B51];&quot;done&quot;))" style:apply-style-name="done" style:base-cell-address="Sheet1.A51"/>
    </style:style>
    <style:style style:name="ce52" style:family="table-cell" style:parent-style-name="Default">
      <style:map style:condition="is-true-formula(EXACT ([.B52];&quot;done&quot;))" style:apply-style-name="done" style:base-cell-address="Sheet1.A52"/>
    </style:style>
    <style:style style:name="ce53" style:family="table-cell" style:parent-style-name="Default">
      <style:map style:condition="is-true-formula(EXACT ([.B53];&quot;done&quot;))" style:apply-style-name="done" style:base-cell-address="Sheet1.A53"/>
    </style:style>
    <style:style style:name="ce54" style:family="table-cell" style:parent-style-name="Default">
      <style:map style:condition="is-true-formula(EXACT ([.B54];&quot;done&quot;))" style:apply-style-name="done" style:base-cell-address="Sheet1.A54"/>
    </style:style>
    <style:style style:name="ce55" style:family="table-cell" style:parent-style-name="Default">
      <style:map style:condition="is-true-formula(EXACT ([.B55];&quot;done&quot;))" style:apply-style-name="done" style:base-cell-address="Sheet1.A55"/>
    </style:style>
    <style:style style:name="ce56" style:family="table-cell" style:parent-style-name="Default">
      <style:map style:condition="is-true-formula(EXACT ([.B56];&quot;done&quot;))" style:apply-style-name="done" style:base-cell-address="Sheet1.A56"/>
    </style:style>
    <style:style style:name="ce57" style:family="table-cell" style:parent-style-name="Default">
      <style:map style:condition="is-true-formula(EXACT ([.B57];&quot;done&quot;))" style:apply-style-name="done" style:base-cell-address="Sheet1.A57"/>
    </style:style>
    <style:style style:name="ce58" style:family="table-cell" style:parent-style-name="Default">
      <style:map style:condition="is-true-formula(EXACT ([.B58];&quot;done&quot;))" style:apply-style-name="done" style:base-cell-address="Sheet1.A58"/>
    </style:style>
    <style:style style:name="ce59" style:family="table-cell" style:parent-style-name="Default">
      <style:map style:condition="is-true-formula(EXACT ([.B59];&quot;done&quot;))" style:apply-style-name="done" style:base-cell-address="Sheet1.A59"/>
    </style:style>
    <style:style style:name="ce60" style:family="table-cell" style:parent-style-name="Default">
      <style:map style:condition="is-true-formula(EXACT ([.B60];&quot;done&quot;))" style:apply-style-name="done" style:base-cell-address="Sheet1.A60"/>
    </style:style>
    <style:style style:name="ce61" style:family="table-cell" style:parent-style-name="Default">
      <style:map style:condition="is-true-formula(EXACT ([.B61];&quot;done&quot;))" style:apply-style-name="done" style:base-cell-address="Sheet1.A61"/>
    </style:style>
    <style:style style:name="ce62" style:family="table-cell" style:parent-style-name="Default">
      <style:map style:condition="is-true-formula(EXACT ([.B62];&quot;done&quot;))" style:apply-style-name="done" style:base-cell-address="Sheet1.A62"/>
    </style:style>
    <style:style style:name="ce63" style:family="table-cell" style:parent-style-name="Default">
      <style:map style:condition="is-true-formula(EXACT ([.B63];&quot;done&quot;))" style:apply-style-name="done" style:base-cell-address="Sheet1.A63"/>
    </style:style>
    <style:style style:name="ce64" style:family="table-cell" style:parent-style-name="Default">
      <style:map style:condition="is-true-formula(EXACT ([.B64];&quot;done&quot;))" style:apply-style-name="done" style:base-cell-address="Sheet1.A64"/>
    </style:style>
    <style:style style:name="ce65" style:family="table-cell" style:parent-style-name="Default">
      <style:map style:condition="is-true-formula(EXACT ([.B65];&quot;done&quot;))" style:apply-style-name="done" style:base-cell-address="Sheet1.A65"/>
    </style:style>
    <style:style style:name="ce66" style:family="table-cell" style:parent-style-name="Default">
      <style:map style:condition="is-true-formula(EXACT ([.B66];&quot;done&quot;))" style:apply-style-name="done" style:base-cell-address="Sheet1.A66"/>
    </style:style>
    <style:style style:name="ce67" style:family="table-cell" style:parent-style-name="Default">
      <style:map style:condition="is-true-formula(EXACT ([.B67];&quot;done&quot;))" style:apply-style-name="done" style:base-cell-address="Sheet1.A67"/>
    </style:style>
    <style:style style:name="ce68" style:family="table-cell" style:parent-style-name="Default">
      <style:map style:condition="is-true-formula(EXACT ([.B68];&quot;done&quot;))" style:apply-style-name="done" style:base-cell-address="Sheet1.A68"/>
    </style:style>
    <style:style style:name="ce69" style:family="table-cell" style:parent-style-name="Default">
      <style:map style:condition="is-true-formula(EXACT ([.B69];&quot;done&quot;))" style:apply-style-name="done" style:base-cell-address="Sheet1.A69"/>
    </style:style>
    <style:style style:name="ce70" style:family="table-cell" style:parent-style-name="Default">
      <style:map style:condition="is-true-formula(EXACT ([.B70];&quot;done&quot;))" style:apply-style-name="done" style:base-cell-address="Sheet1.A70"/>
    </style:style>
    <style:style style:name="ce71" style:family="table-cell" style:parent-style-name="Default">
      <style:map style:condition="is-true-formula(EXACT ([.B71];&quot;done&quot;))" style:apply-style-name="done" style:base-cell-address="Sheet1.A71"/>
    </style:style>
    <style:style style:name="ce72" style:family="table-cell" style:parent-style-name="Default">
      <style:map style:condition="is-true-formula(EXACT ([.B72];&quot;done&quot;))" style:apply-style-name="done" style:base-cell-address="Sheet1.A72"/>
    </style:style>
    <style:style style:name="ce73" style:family="table-cell" style:parent-style-name="Default">
      <style:map style:condition="is-true-formula(EXACT ([.B73];&quot;done&quot;))" style:apply-style-name="done" style:base-cell-address="Sheet1.A73"/>
    </style:style>
    <style:style style:name="ce74" style:family="table-cell" style:parent-style-name="Default">
      <style:map style:condition="is-true-formula(EXACT ([.B74];&quot;done&quot;))" style:apply-style-name="done" style:base-cell-address="Sheet1.A74"/>
    </style:style>
    <style:style style:name="ce75" style:family="table-cell" style:parent-style-name="Default">
      <style:map style:condition="is-true-formula(EXACT ([.B75];&quot;done&quot;))" style:apply-style-name="done" style:base-cell-address="Sheet1.A75"/>
    </style:style>
    <style:style style:name="ce76" style:family="table-cell" style:parent-style-name="Default">
      <style:map style:condition="is-true-formula(EXACT ([.B76];&quot;done&quot;))" style:apply-style-name="done" style:base-cell-address="Sheet1.A76"/>
    </style:style>
    <style:style style:name="ce77" style:family="table-cell" style:parent-style-name="Default">
      <style:map style:condition="is-true-formula(EXACT ([.B77];&quot;done&quot;))" style:apply-style-name="done" style:base-cell-address="Sheet1.A77"/>
    </style:style>
    <style:style style:name="ce78" style:family="table-cell" style:parent-style-name="Default">
      <style:map style:condition="is-true-formula(EXACT ([.B78];&quot;done&quot;))" style:apply-style-name="done" style:base-cell-address="Sheet1.A78"/>
    </style:style>
    <style:style style:name="ce79" style:family="table-cell" style:parent-style-name="Default">
      <style:map style:condition="is-true-formula(EXACT ([.B79];&quot;done&quot;))" style:apply-style-name="done" style:base-cell-address="Sheet1.A79"/>
    </style:style>
    <style:style style:name="ce80" style:family="table-cell" style:parent-style-name="Default">
      <style:map style:condition="is-true-formula(EXACT ([.B80];&quot;done&quot;))" style:apply-style-name="done" style:base-cell-address="Sheet1.A80"/>
    </style:style>
    <style:style style:name="ce81" style:family="table-cell" style:parent-style-name="Default">
      <style:map style:condition="is-true-formula(EXACT ([.B81];&quot;done&quot;))" style:apply-style-name="done" style:base-cell-address="Sheet1.A81"/>
    </style:style>
    <style:style style:name="ce82" style:family="table-cell" style:parent-style-name="Default">
      <style:map style:condition="is-true-formula(EXACT ([.B82];&quot;done&quot;))" style:apply-style-name="done" style:base-cell-address="Sheet1.A82"/>
    </style:style>
    <style:style style:name="ce83" style:family="table-cell" style:parent-style-name="Default">
      <style:map style:condition="is-true-formula(EXACT ([.B83];&quot;done&quot;))" style:apply-style-name="done" style:base-cell-address="Sheet1.A83"/>
    </style:style>
    <style:style style:name="ce84" style:family="table-cell" style:parent-style-name="Default">
      <style:map style:condition="is-true-formula(EXACT ([.B84];&quot;done&quot;))" style:apply-style-name="done" style:base-cell-address="Sheet1.A84"/>
    </style:style>
    <style:style style:name="ce85" style:family="table-cell" style:parent-style-name="Default">
      <style:map style:condition="is-true-formula(EXACT ([.B85];&quot;done&quot;))" style:apply-style-name="done" style:base-cell-address="Sheet1.A85"/>
    </style:style>
    <style:style style:name="ce86" style:family="table-cell" style:parent-style-name="Default">
      <style:map style:condition="is-true-formula(EXACT ([.B86];&quot;done&quot;))" style:apply-style-name="done" style:base-cell-address="Sheet1.A86"/>
    </style:style>
    <style:style style:name="ce87" style:family="table-cell" style:parent-style-name="Default">
      <style:map style:condition="is-true-formula(EXACT ([.B87];&quot;done&quot;))" style:apply-style-name="done" style:base-cell-address="Sheet1.A87"/>
    </style:style>
    <style:style style:name="ce88" style:family="table-cell" style:parent-style-name="Default">
      <style:map style:condition="is-true-formula(EXACT ([.B88];&quot;done&quot;))" style:apply-style-name="done" style:base-cell-address="Sheet1.A88"/>
    </style:style>
    <style:style style:name="ce89" style:family="table-cell" style:parent-style-name="Default">
      <style:map style:condition="is-true-formula(EXACT ([.B89];&quot;done&quot;))" style:apply-style-name="done" style:base-cell-address="Sheet1.A89"/>
    </style:style>
    <style:style style:name="ce90" style:family="table-cell" style:parent-style-name="Default">
      <style:map style:condition="is-true-formula(EXACT ([.B90];&quot;done&quot;))" style:apply-style-name="done" style:base-cell-address="Sheet1.A90"/>
    </style:style>
    <style:style style:name="ce91" style:family="table-cell" style:parent-style-name="Default">
      <style:map style:condition="is-true-formula(EXACT ([.B91];&quot;done&quot;))" style:apply-style-name="done" style:base-cell-address="Sheet1.A91"/>
    </style:style>
    <style:style style:name="ce92" style:family="table-cell" style:parent-style-name="Default">
      <style:map style:condition="is-true-formula(EXACT ([.B92];&quot;done&quot;))" style:apply-style-name="done" style:base-cell-address="Sheet1.A92"/>
    </style:style>
    <style:style style:name="ce93" style:family="table-cell" style:parent-style-name="Default">
      <style:map style:condition="is-true-formula(EXACT ([.B93];&quot;done&quot;))" style:apply-style-name="done" style:base-cell-address="Sheet1.A93"/>
    </style:style>
    <style:style style:name="ce94" style:family="table-cell" style:parent-style-name="Default">
      <style:map style:condition="is-true-formula(EXACT ([.B94];&quot;done&quot;))" style:apply-style-name="done" style:base-cell-address="Sheet1.A94"/>
    </style:style>
    <style:style style:name="ce95" style:family="table-cell" style:parent-style-name="Default">
      <style:map style:condition="is-true-formula(EXACT ([.B95];&quot;done&quot;))" style:apply-style-name="done" style:base-cell-address="Sheet1.A95"/>
    </style:style>
    <style:style style:name="ce96" style:family="table-cell" style:parent-style-name="Default">
      <style:map style:condition="is-true-formula(EXACT ([.B96];&quot;done&quot;))" style:apply-style-name="done" style:base-cell-address="Sheet1.A96"/>
    </style:style>
    <style:style style:name="ce97" style:family="table-cell" style:parent-style-name="Default">
      <style:map style:condition="is-true-formula(EXACT ([.B97];&quot;done&quot;))" style:apply-style-name="done" style:base-cell-address="Sheet1.A97"/>
    </style:style>
    <style:style style:name="ce98" style:family="table-cell" style:parent-style-name="Default">
      <style:map style:condition="is-true-formula(EXACT ([.B98];&quot;done&quot;))" style:apply-style-name="done" style:base-cell-address="Sheet1.A98"/>
    </style:style>
    <style:style style:name="ce99" style:family="table-cell" style:parent-style-name="Default">
      <style:map style:condition="is-true-formula(EXACT ([.B99];&quot;done&quot;))" style:apply-style-name="done" style:base-cell-address="Sheet1.A99"/>
    </style:style>
    <style:style style:name="ce100" style:family="table-cell" style:parent-style-name="Default">
      <style:map style:condition="is-true-formula(EXACT ([.B100];&quot;done&quot;))" style:apply-style-name="done" style:base-cell-address="Sheet1.A100"/>
    </style:style>
    <style:style style:name="ce101" style:family="table-cell" style:parent-style-name="Default">
      <style:map style:condition="is-true-formula(EXACT ([.B101];&quot;done&quot;))" style:apply-style-name="done" style:base-cell-address="Sheet1.A101"/>
    </style:style>
    <style:style style:name="ce102" style:family="table-cell" style:parent-style-name="Default">
      <style:map style:condition="is-true-formula(EXACT ([.B102];&quot;done&quot;))" style:apply-style-name="done" style:base-cell-address="Sheet1.A102"/>
    </style:style>
    <style:style style:name="ce103" style:family="table-cell" style:parent-style-name="Default">
      <style:map style:condition="is-true-formula(EXACT ([.B103];&quot;done&quot;))" style:apply-style-name="done" style:base-cell-address="Sheet1.A103"/>
    </style:style>
    <style:style style:name="ce104" style:family="table-cell" style:parent-style-name="Default">
      <style:map style:condition="is-true-formula(EXACT ([.B104];&quot;done&quot;))" style:apply-style-name="done" style:base-cell-address="Sheet1.A104"/>
    </style:style>
    <style:style style:name="ce105" style:family="table-cell" style:parent-style-name="Default">
      <style:map style:condition="is-true-formula(EXACT ([.B105];&quot;done&quot;))" style:apply-style-name="done" style:base-cell-address="Sheet1.A105"/>
    </style:style>
    <style:style style:name="ce106" style:family="table-cell" style:parent-style-name="Default">
      <style:map style:condition="is-true-formula(EXACT ([.B106];&quot;done&quot;))" style:apply-style-name="done" style:base-cell-address="Sheet1.A106"/>
    </style:style>
    <style:style style:name="ce107" style:family="table-cell" style:parent-style-name="Default">
      <style:map style:condition="is-true-formula(EXACT ([.B107];&quot;done&quot;))" style:apply-style-name="done" style:base-cell-address="Sheet1.A107"/>
    </style:style>
    <style:style style:name="ce108" style:family="table-cell" style:parent-style-name="Default">
      <style:map style:condition="is-true-formula(EXACT ([.B108];&quot;done&quot;))" style:apply-style-name="done" style:base-cell-address="Sheet1.A108"/>
    </style:style>
    <style:style style:name="ce109" style:family="table-cell" style:parent-style-name="Default">
      <style:map style:condition="is-true-formula(EXACT ([.B109];&quot;done&quot;))" style:apply-style-name="done" style:base-cell-address="Sheet1.A109"/>
    </style:style>
    <style:style style:name="ce110" style:family="table-cell" style:parent-style-name="Default">
      <style:map style:condition="is-true-formula(EXACT ([.B110];&quot;done&quot;))" style:apply-style-name="done" style:base-cell-address="Sheet1.A110"/>
    </style:style>
    <style:style style:name="ce111" style:family="table-cell" style:parent-style-name="Default">
      <style:map style:condition="is-true-formula(EXACT ([.B111];&quot;done&quot;))" style:apply-style-name="done" style:base-cell-address="Sheet1.A111"/>
    </style:style>
    <style:style style:name="ce112" style:family="table-cell" style:parent-style-name="Default">
      <style:map style:condition="is-true-formula(EXACT ([.B112];&quot;done&quot;))" style:apply-style-name="done" style:base-cell-address="Sheet1.A112"/>
    </style:style>
    <style:style style:name="ce113" style:family="table-cell" style:parent-style-name="Default">
      <style:map style:condition="is-true-formula(EXACT ([.B113];&quot;done&quot;))" style:apply-style-name="done" style:base-cell-address="Sheet1.A113"/>
    </style:style>
    <style:style style:name="ce114" style:family="table-cell" style:parent-style-name="Default">
      <style:map style:condition="is-true-formula(EXACT ([.B114];&quot;done&quot;))" style:apply-style-name="done" style:base-cell-address="Sheet1.A114"/>
    </style:style>
    <style:style style:name="ce115" style:family="table-cell" style:parent-style-name="Default">
      <style:map style:condition="is-true-formula(EXACT ([.B115];&quot;done&quot;))" style:apply-style-name="done" style:base-cell-address="Sheet1.A115"/>
    </style:style>
    <style:style style:name="ce116" style:family="table-cell" style:parent-style-name="Default">
      <style:map style:condition="is-true-formula(EXACT ([.B116];&quot;done&quot;))" style:apply-style-name="done" style:base-cell-address="Sheet1.A116"/>
    </style:style>
    <style:style style:name="ce117" style:family="table-cell" style:parent-style-name="Default">
      <style:map style:condition="is-true-formula(EXACT ([.B117];&quot;done&quot;))" style:apply-style-name="done" style:base-cell-address="Sheet1.A117"/>
    </style:style>
    <style:style style:name="ce118" style:family="table-cell" style:parent-style-name="Default">
      <style:map style:condition="is-true-formula(EXACT ([.B118];&quot;done&quot;))" style:apply-style-name="done" style:base-cell-address="Sheet1.A118"/>
    </style:style>
    <style:style style:name="ce119" style:family="table-cell" style:parent-style-name="Default">
      <style:map style:condition="is-true-formula(EXACT ([.B119];&quot;done&quot;))" style:apply-style-name="done" style:base-cell-address="Sheet1.A119"/>
    </style:style>
    <style:style style:name="ce120" style:family="table-cell" style:parent-style-name="Default">
      <style:map style:condition="is-true-formula(EXACT ([.B120];&quot;done&quot;))" style:apply-style-name="done" style:base-cell-address="Sheet1.A120"/>
    </style:style>
    <style:style style:name="ce121" style:family="table-cell" style:parent-style-name="Default">
      <style:map style:condition="is-true-formula(EXACT ([.B121];&quot;done&quot;))" style:apply-style-name="done" style:base-cell-address="Sheet1.A121"/>
    </style:style>
    <style:style style:name="ce122" style:family="table-cell" style:parent-style-name="Default">
      <style:map style:condition="is-true-formula(EXACT ([.B122];&quot;done&quot;))" style:apply-style-name="done" style:base-cell-address="Sheet1.A122"/>
    </style:style>
    <style:style style:name="ce123" style:family="table-cell" style:parent-style-name="Default">
      <style:map style:condition="is-true-formula(EXACT ([.B123];&quot;done&quot;))" style:apply-style-name="done" style:base-cell-address="Sheet1.A123"/>
    </style:style>
    <style:style style:name="ce124" style:family="table-cell" style:parent-style-name="Default">
      <style:map style:condition="is-true-formula(EXACT ([.B124];&quot;done&quot;))" style:apply-style-name="done" style:base-cell-address="Sheet1.A124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file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Problems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TMa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ackend/TConnectio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ackend/TControll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ackend/TRegistry.java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backend/TShutdownHook.java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backend/boot/EFrontendType.java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backend/boot/TCommandlineParser.java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backend/boot/TSessionProperties.java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ackend/boot/TSetup.jav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ackend/event/TBroker.java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backend/event/TBrokerSubscription.java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backend/event/TBrokerSubscriptionList.java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backend/module/_deprecated_ppm/TNodePPMProcessor.java</text:p>
          </table:table-cell>
          <table:table-cell table:number-columns-repeated="1023"/>
        </table:table-row>
        <table:table-row table:style-name="ro1">
          <table:table-cell table:style-name="ce15" office:value-type="string" calcext:value-type="string">
            <text:p>backend/module/_deprecated_ppm/TNodePPMProcessor_Endpoint_In.java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backend/module/_deprecated_ppm/TNodePPMProcessor_Endpoint_Out.java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backend/module/_deprecated_ppm/TNodePPMProcessor_Stats.java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backend/module/converter_db/TNodeConverterDb.jav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ackend/module/converter_db/TNodeConverterDb_Endpoint_In.java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backend/module/converter_db/TNodeConverterDb_Endpoint_Out.java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backend/module/converter_db/TNodeConverterDb_Stats.java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backend/module/integrator/TNodeIntegrator_PPMBallistics.java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backend/module/integrator/TNodeIntegrator_PPMBallistics_Endpoint_In.java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backend/module/integrator/TNodeIntegrator_PPMBallistics_Endpoint_Out.java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backend/module/integrator/TNodeIntegrator_PPMBallistics_Stats.java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backend/module/jackd/TAudioContext_Endpoint_Input.java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backend/module/jackd/TAudioContext_Endpoint_Output.java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backend/module/jackd/TAudioContext_JackD.java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backend/module/jackd/TAudioContext_JackD_Stats.java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backend/module/peak_estimator/TNodePeakEstimator.java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backend/module/peak_estimator/TNodePeakEstimator_Endpoint_In.java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backend/module/peak_estimator/TNodePeakEstimator_Endpoint_Out.java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backend/module/peak_estimator/TNodePeakEstimator_Stats.java</text:p>
          </table:table-cell>
          <table:table-cell table:number-columns-repeated="1023"/>
        </table:table-row>
        <table:table-row table:style-name="ro1">
          <table:table-cell table:style-name="ce34" office:value-type="string" calcext:value-type="string">
            <text:p>backend/module/pump/TNodePump.java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backend/module/pump/TNodePump_Endpoint_In.java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backend/module/pump/TNodePump_Endpoint_Out.java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backend/module/pump/TNodePump_Stats.java</text:p>
          </table:table-cell>
          <table:table-cell table:number-columns-repeated="1023"/>
        </table:table-row>
        <table:table-row table:style-name="ro1">
          <table:table-cell table:style-name="ce38" office:value-type="string" calcext:value-type="string">
            <text:p>backend/module/timer/TTim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backend/module/timer/TTimerWork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frontend/console/lineargauge/TConsole_LinearGauge.java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frontend/console/lineargauge/TConsole_LinearGauge_Endpoint.java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frontend/console/lineargauge/TConsole_LinearGauge_MeterUI.java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frontend/console/text/TConsole_TextOut.java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frontend/console/text/TConsole_TextOut_Endpoint.java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frontend/gui/lineargauge/TGUILinearGauge_Endpoint.java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frontend/gui/lineargauge/TGUILinearGauge_Surrogate.java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frontend/gui/lineargauge/TGUILinearGauge_Surrogate_Stats.java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frontend/gui/lineargauge/TGUILinearGauge_Surrogate_Stats_Record.java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frontend/gui/lineargauge/TGUILinearGauge_TimerClipping.java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frontend/gui/lineargauge/TGUILinearGauge_WndPPM.java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frontend/gui/needle/TGUINeedle_Endpoint.java</text:p>
          </table:table-cell>
          <table:table-cell table:number-columns-repeated="1023"/>
        </table:table-row>
        <table:table-row table:style-name="ro1">
          <table:table-cell table:style-name="ce52" office:value-type="string" calcext:value-type="string">
            <text:p>frontend/gui/needle/TGUINeedle_Surrogate.java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frontend/gui/needle/TGUINeedle_Surrogate_Stats.java</text:p>
          </table:table-cell>
          <table:table-cell table:number-columns-repeated="1023"/>
        </table:table-row>
        <table:table-row table:style-name="ro1">
          <table:table-cell table:style-name="ce54" office:value-type="string" calcext:value-type="string">
            <text:p>frontend/gui/needle/TGUINeedle_Surrogate_Stats_Record.java</text:p>
          </table:table-cell>
          <table:table-cell table:number-columns-repeated="1023"/>
        </table:table-row>
        <table:table-row table:style-name="ro1">
          <table:table-cell table:style-name="ce55" office:value-type="string" calcext:value-type="string">
            <text:p>frontend/gui/needle/TGUINeedle_TimerClipping.java</text:p>
          </table:table-cell>
          <table:table-cell table:number-columns-repeated="1023"/>
        </table:table-row>
        <table:table-row table:style-name="ro1">
          <table:table-cell table:style-name="ce56" office:value-type="string" calcext:value-type="string">
            <text:p>frontend/gui/needle/TGUINeedle_WndPPM.java</text:p>
          </table:table-cell>
          <table:table-cell table:number-columns-repeated="1023"/>
        </table:table-row>
        <table:table-row table:style-name="ro1">
          <table:table-cell table:style-name="ce57" office:value-type="string" calcext:value-type="string">
            <text:p>typelib/EStateClipTimer.java</text:p>
          </table:table-cell>
          <table:table-cell table:number-columns-repeated="1023"/>
        </table:table-row>
        <table:table-row table:style-name="ro1">
          <table:table-cell table:style-name="ce58" office:value-type="string" calcext:value-type="string">
            <text:p>typelib/IControllable.java</text:p>
          </table:table-cell>
          <table:table-cell table:number-columns-repeated="1023"/>
        </table:table-row>
        <table:table-row table:style-name="ro1">
          <table:table-cell table:style-name="ce59" office:value-type="string" calcext:value-type="string">
            <text:p>typelib/IEvented.java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typelib/IStatEnabled.java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typelib/IStats.java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typelib/VAudioDriver.jav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typelib/VAudioObject.java</text:p>
          </table:table-cell>
          <table:table-cell table:number-columns-repeated="1023"/>
        </table:table-row>
        <table:table-row table:style-name="ro1">
          <table:table-cell table:style-name="ce64" office:value-type="string" calcext:value-type="string">
            <text:p>typelib/VAudioPort.java</text:p>
          </table:table-cell>
          <table:table-cell table:number-columns-repeated="1023"/>
        </table:table-row>
        <table:table-row table:style-name="ro1">
          <table:table-cell table:style-name="ce65" office:value-type="string" calcext:value-type="string">
            <text:p>typelib/VAudioPort_Input.java</text:p>
          </table:table-cell>
          <table:table-cell table:number-columns-repeated="1023"/>
        </table:table-row>
        <table:table-row table:style-name="ro1">
          <table:table-cell table:style-name="ce66" office:value-type="string" calcext:value-type="string">
            <text:p>typelib/VAudioPort_Input_Chunks_Buffered.java</text:p>
          </table:table-cell>
          <table:table-cell table:number-columns-repeated="1023"/>
        </table:table-row>
        <table:table-row table:style-name="ro1">
          <table:table-cell table:style-name="ce67" office:value-type="string" calcext:value-type="string">
            <text:p>typelib/VAudioPort_Input_Chunks_Unbuffered.java</text:p>
          </table:table-cell>
          <table:table-cell table:number-columns-repeated="1023"/>
        </table:table-row>
        <table:table-row table:style-name="ro1">
          <table:table-cell table:style-name="ce68" office:value-type="string" calcext:value-type="string">
            <text:p>typelib/VAudioPort_Input_Samples.java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typelib/VAudioPort_Output.java</text:p>
          </table:table-cell>
          <table:table-cell table:number-columns-repeated="1023"/>
        </table:table-row>
        <table:table-row table:style-name="ro1">
          <table:table-cell table:style-name="ce70" office:value-type="string" calcext:value-type="string">
            <text:p>typelib/VAudioPort_Output_Chunks_NeedsBuffer.java</text:p>
          </table:table-cell>
          <table:table-cell table:number-columns-repeated="1023"/>
        </table:table-row>
        <table:table-row table:style-name="ro1">
          <table:table-cell table:style-name="ce71" office:value-type="string" calcext:value-type="string">
            <text:p>typelib/VAudioPort_Output_Chunks_NoBuffer.java</text:p>
          </table:table-cell>
          <table:table-cell table:number-columns-repeated="1023"/>
        </table:table-row>
        <table:table-row table:style-name="ro1">
          <table:table-cell table:style-name="ce72" office:value-type="string" calcext:value-type="string">
            <text:p>typelib/VAudioPort_Output_Samples.java</text:p>
          </table:table-cell>
          <table:table-cell table:number-columns-repeated="1023"/>
        </table:table-row>
        <table:table-row table:style-name="ro1">
          <table:table-cell table:style-name="ce73" office:value-type="string" calcext:value-type="string">
            <text:p>typelib/VAudioProcessor.java</text:p>
          </table:table-cell>
          <table:table-cell table:number-columns-repeated="1023"/>
        </table:table-row>
        <table:table-row table:style-name="ro1">
          <table:table-cell table:style-name="ce74" office:value-type="string" calcext:value-type="string">
            <text:p>typelib/VBrowseable.java</text:p>
          </table:table-cell>
          <table:table-cell table:number-columns-repeated="1023"/>
        </table:table-row>
        <table:table-row table:style-name="ro1">
          <table:table-cell table:style-name="ce75" office:value-type="string" calcext:value-type="string">
            <text:p>typelib/VFrontend.java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util/debug/TTimerDebugUpdate.java</text:p>
          </table:table-cell>
          <table:table-cell table:number-columns-repeated="1023"/>
        </table:table-row>
        <table:table-row table:style-name="ro1">
          <table:table-cell table:style-name="ce77" office:value-type="string" calcext:value-type="string">
            <text:p>util/debug/TWndDebug.java</text:p>
          </table:table-cell>
          <table:table-cell table:number-columns-repeated="1023"/>
        </table:table-row>
        <table:table-row table:style-name="ro1">
          <table:table-cell table:style-name="ce78" office:value-type="string" calcext:value-type="string">
            <text:p>util/logging/TLogger.java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util/storage/TArrayMap.java</text:p>
          </table:table-cell>
          <table:table-cell table:number-columns-repeated="1023"/>
        </table:table-row>
        <table:table-row table:style-name="ro1">
          <table:table-cell table:style-name="ce80" office:value-type="string" calcext:value-type="string">
            <text:p>util/storage/TAtomicArrayMap.java</text:p>
          </table:table-cell>
          <table:table-cell table:number-columns-repeated="1023"/>
        </table:table-row>
        <table:table-row table:style-name="ro1">
          <table:table-cell table:style-name="ce81" office:value-type="string" calcext:value-type="string">
            <text:p>util/storage/TAtomicBuffer.java</text:p>
          </table:table-cell>
          <table:table-cell table:number-columns-repeated="1023"/>
        </table:table-row>
        <table:table-row table:style-name="ro1">
          <table:table-cell table:style-name="ce82" office:value-type="string" calcext:value-type="string">
            <text:p>util/storage/TAtomicBuffer_Stats.java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util/storage/TAtomicDouble.java</text:p>
          </table:table-cell>
          <table:table-cell table:number-columns-repeated="1023"/>
        </table:table-row>
        <table:table-row table:style-name="ro1">
          <table:table-cell table:style-name="ce84" office:value-type="string" calcext:value-type="string">
            <text:p>util/storage/TNode.java</text:p>
          </table:table-cell>
          <table:table-cell table:number-columns-repeated="1023"/>
        </table:table-row>
        <table:table-row table:style-name="ro1">
          <table:table-cell table:style-name="ce85" office:value-type="string" calcext:value-type="string">
            <text:p>util/timer/ETimerState.java</text:p>
          </table:table-cell>
          <table:table-cell table:number-columns-repeated="1023"/>
        </table:table-row>
        <table:table-row table:style-name="ro1">
          <table:table-cell table:style-name="ce86" office:value-type="string" calcext:value-type="string">
            <text:p>util/timer/TTickTimer.java</text:p>
          </table:table-cell>
          <table:table-cell table:number-columns-repeated="1023"/>
        </table:table-row>
        <table:table-row table:style-name="ro1">
          <table:table-cell table:style-name="ce87" office:value-type="string" calcext:value-type="string">
            <text:p>_dev/concept/example/TAtomicBuffer/TDev_Example_AtomicBuffer.java</text:p>
          </table:table-cell>
          <table:table-cell table:number-columns-repeated="1023"/>
        </table:table-row>
        <table:table-row table:style-name="ro1">
          <table:table-cell table:style-name="ce88" office:value-type="string" calcext:value-type="string">
            <text:p>_dev/concept/example/event/TDev_Example_Event.java</text:p>
          </table:table-cell>
          <table:table-cell table:number-columns-repeated="1023"/>
        </table:table-row>
        <table:table-row table:style-name="ro1">
          <table:table-cell table:style-name="ce89" office:value-type="string" calcext:value-type="string">
            <text:p>_dev/concept/example/event/TSink.java</text:p>
          </table:table-cell>
          <table:table-cell table:number-columns-repeated="1023"/>
        </table:table-row>
        <table:table-row table:style-name="ro1">
          <table:table-cell table:style-name="ce90" office:value-type="string" calcext:value-type="string">
            <text:p>_dev/concept/example/event/TSource.java</text:p>
          </table:table-cell>
          <table:table-cell table:number-columns-repeated="1023"/>
        </table:table-row>
        <table:table-row table:style-name="ro1">
          <table:table-cell table:style-name="ce91" office:value-type="string" calcext:value-type="string">
            <text:p>_dev/concept/example/multithread/safe/TDev_Example_multithread_safe.java</text:p>
          </table:table-cell>
          <table:table-cell table:number-columns-repeated="1023"/>
        </table:table-row>
        <table:table-row table:style-name="ro1">
          <table:table-cell table:style-name="ce92" office:value-type="string" calcext:value-type="string">
            <text:p>_dev/concept/example/multithread/safe/TThreadConsumer.java</text:p>
          </table:table-cell>
          <table:table-cell table:number-columns-repeated="1023"/>
        </table:table-row>
        <table:table-row table:style-name="ro1">
          <table:table-cell table:style-name="ce93" office:value-type="string" calcext:value-type="string">
            <text:p>_dev/concept/example/multithread/safe/TThreadProducer.java</text:p>
          </table:table-cell>
          <table:table-cell table:number-columns-repeated="1023"/>
        </table:table-row>
        <table:table-row table:style-name="ro1">
          <table:table-cell table:style-name="ce94" office:value-type="string" calcext:value-type="string">
            <text:p>_dev/concept/example/multithread/unsafe/TDev_Example_multithread_unsafe.java</text:p>
          </table:table-cell>
          <table:table-cell table:number-columns-repeated="1023"/>
        </table:table-row>
        <table:table-row table:style-name="ro1">
          <table:table-cell table:style-name="ce95" office:value-type="string" calcext:value-type="string">
            <text:p>_dev/concept/example/multithread/unsafe/TThreadConsumer.java</text:p>
          </table:table-cell>
          <table:table-cell table:number-columns-repeated="1023"/>
        </table:table-row>
        <table:table-row table:style-name="ro1">
          <table:table-cell table:style-name="ce96" office:value-type="string" calcext:value-type="string">
            <text:p>_dev/concept/example/multithread/unsafe/TThreadProducer.java</text:p>
          </table:table-cell>
          <table:table-cell table:number-columns-repeated="1023"/>
        </table:table-row>
        <table:table-row table:style-name="ro1">
          <table:table-cell table:style-name="ce97" office:value-type="string" calcext:value-type="string">
            <text:p>_dev/concept/example/multithread/wait/THouse.java</text:p>
          </table:table-cell>
          <table:table-cell table:number-columns-repeated="1023"/>
        </table:table-row>
        <table:table-row table:style-name="ro1">
          <table:table-cell table:style-name="ce98" office:value-type="string" calcext:value-type="string">
            <text:p>_dev/concept/example/multithread/wait/TVisitor.java</text:p>
          </table:table-cell>
          <table:table-cell table:number-columns-repeated="1023"/>
        </table:table-row>
        <table:table-row table:style-name="ro1">
          <table:table-cell table:style-name="ce99" office:value-type="string" calcext:value-type="string">
            <text:p>_dev/concept/example/multithread/waitfree/THouse.java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_dev/concept/example/multithread/waitfree/TVisitor.java</text:p>
          </table:table-cell>
          <table:table-cell table:number-columns-repeated="1023"/>
        </table:table-row>
        <table:table-row table:style-name="ro1">
          <table:table-cell table:style-name="ce101" office:value-type="string" calcext:value-type="string">
            <text:p>_dev/concept/example/multithread/waitfree_testsafe/TDev_Example_multithread_waitfree_safe.java</text:p>
          </table:table-cell>
          <table:table-cell table:number-columns-repeated="1023"/>
        </table:table-row>
        <table:table-row table:style-name="ro1">
          <table:table-cell table:style-name="ce102" office:value-type="string" calcext:value-type="string">
            <text:p>_dev/concept/example/multithread/waitfree_testsafe/TThreadConsumer.java</text:p>
          </table:table-cell>
          <table:table-cell table:number-columns-repeated="1023"/>
        </table:table-row>
        <table:table-row table:style-name="ro1">
          <table:table-cell table:style-name="ce103" office:value-type="string" calcext:value-type="string">
            <text:p>_dev/concept/example/multithread/waitfree_testsafe/TThreadProducer.java</text:p>
          </table:table-cell>
          <table:table-cell table:number-columns-repeated="1023"/>
        </table:table-row>
        <table:table-row table:style-name="ro1">
          <table:table-cell table:style-name="ce104" office:value-type="string" calcext:value-type="string">
            <text:p>_dev/concept/example/stats/TDev_Example_Stats.java</text:p>
          </table:table-cell>
          <table:table-cell table:number-columns-repeated="1023"/>
        </table:table-row>
        <table:table-row table:style-name="ro1">
          <table:table-cell table:style-name="ce105" office:value-type="string" calcext:value-type="string">
            <text:p>_dev/concept/example/stats/TStatsOfWorker.java</text:p>
          </table:table-cell>
          <table:table-cell table:number-columns-repeated="1023"/>
        </table:table-row>
        <table:table-row table:style-name="ro1">
          <table:table-cell table:style-name="ce106" office:value-type="string" calcext:value-type="string">
            <text:p>_dev/concept/example/stats/TWorker.java</text:p>
          </table:table-cell>
          <table:table-cell table:number-columns-repeated="1023"/>
        </table:table-row>
        <table:table-row table:style-name="ro1">
          <table:table-cell table:style-name="ce107" office:value-type="string" calcext:value-type="string">
            <text:p>_dev/concept/trial/FloatBuffer/create/TDev_Trial_Performance_FloatBufferCreate_01.java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_dev/concept/trial/FloatBuffer/readWrite/TDev_Trial_ReadWrite_FloatBuffer_01.java</text:p>
          </table:table-cell>
          <table:table-cell table:number-columns-repeated="1023"/>
        </table:table-row>
        <table:table-row table:style-name="ro1">
          <table:table-cell table:style-name="ce109" office:value-type="string" calcext:value-type="string">
            <text:p>_dev/concept/trial/JJack/TDev_Trial_JJack_load_01.java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_dev/concept/trial/JJack/TDev_Trial_JJack_process_01.java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_dev/concept/trial/JJack/TDev_Trial_JJack_process_02.java</text:p>
          </table:table-cell>
          <table:table-cell table:number-columns-repeated="1023"/>
        </table:table-row>
        <table:table-row table:style-name="ro1">
          <table:table-cell table:style-name="ce112" office:value-type="string" calcext:value-type="string">
            <text:p>_dev/concept/trial/TAtomicBuffer/TDev_Trial_AtomicBuffer_Contention_01.java</text:p>
          </table:table-cell>
          <table:table-cell table:number-columns-repeated="1023"/>
        </table:table-row>
        <table:table-row table:style-name="ro1">
          <table:table-cell table:style-name="ce113" office:value-type="string" calcext:value-type="string">
            <text:p>_dev/concept/trial/console/TDev_Trial_Console_MoveCursorUp_01.java</text:p>
          </table:table-cell>
          <table:table-cell table:number-columns-repeated="1023"/>
        </table:table-row>
        <table:table-row table:style-name="ro1">
          <table:table-cell table:style-name="ce114"/>
          <table:table-cell table:number-columns-repeated="1023"/>
        </table:table-row>
        <table:table-row table:style-name="ro1">
          <table:table-cell table:style-name="ce115"/>
          <table:table-cell table:number-columns-repeated="1023"/>
        </table:table-row>
        <table:table-row table:style-name="ro1">
          <table:table-cell table:style-name="ce116"/>
          <table:table-cell table:number-columns-repeated="1023"/>
        </table:table-row>
        <table:table-row table:style-name="ro1">
          <table:table-cell table:style-name="ce117"/>
          <table:table-cell table:number-columns-repeated="1023"/>
        </table:table-row>
        <table:table-row table:style-name="ro1">
          <table:table-cell table:style-name="ce118"/>
          <table:table-cell table:number-columns-repeated="1023"/>
        </table:table-row>
        <table:table-row table:style-name="ro1">
          <table:table-cell table:style-name="ce119"/>
          <table:table-cell table:number-columns-repeated="1023"/>
        </table:table-row>
        <table:table-row table:style-name="ro1">
          <table:table-cell table:style-name="ce120"/>
          <table:table-cell table:number-columns-repeated="1023"/>
        </table:table-row>
        <table:table-row table:style-name="ro1">
          <table:table-cell table:style-name="ce121"/>
          <table:table-cell table:number-columns-repeated="1023"/>
        </table:table-row>
        <table:table-row table:style-name="ro1">
          <table:table-cell table:style-name="ce122"/>
          <table:table-cell table:number-columns-repeated="1023"/>
        </table:table-row>
        <table:table-row table:style-name="ro1">
          <table:table-cell table:style-name="ce123"/>
          <table:table-cell table:number-columns-repeated="1023"/>
        </table:table-row>
        <table:table-row table:style-name="ro1">
          <table:table-cell table:style-name="ce124"/>
          <table:table-cell table:number-columns-repeated="1023"/>
        </table:table-row>
        <calcext:conditional-formats>
          <calcext:conditional-format calcext:target-range-address="Sheet1.A4:Sheet1.A4">
            <calcext:condition calcext:apply-style-name="done" calcext:value="formula-is(EXACT ([.B4];&quot;done&quot;))" calcext:base-cell-address="Sheet1.A4"/>
          </calcext:conditional-format>
          <calcext:conditional-format calcext:target-range-address="Sheet1.A5:Sheet1.A5">
            <calcext:condition calcext:apply-style-name="done" calcext:value="formula-is(EXACT ([.B5];&quot;done&quot;))" calcext:base-cell-address="Sheet1.A5"/>
          </calcext:conditional-format>
          <calcext:conditional-format calcext:target-range-address="Sheet1.A6:Sheet1.A6">
            <calcext:condition calcext:apply-style-name="done" calcext:value="formula-is(EXACT ([.B6];&quot;done&quot;))" calcext:base-cell-address="Sheet1.A6"/>
          </calcext:conditional-format>
          <calcext:conditional-format calcext:target-range-address="Sheet1.A7:Sheet1.A7">
            <calcext:condition calcext:apply-style-name="done" calcext:value="formula-is(EXACT ([.B7];&quot;done&quot;))" calcext:base-cell-address="Sheet1.A7"/>
          </calcext:conditional-format>
          <calcext:conditional-format calcext:target-range-address="Sheet1.A8:Sheet1.A8">
            <calcext:condition calcext:apply-style-name="done" calcext:value="formula-is(EXACT ([.B8];&quot;done&quot;))" calcext:base-cell-address="Sheet1.A8"/>
          </calcext:conditional-format>
          <calcext:conditional-format calcext:target-range-address="Sheet1.A9:Sheet1.A9">
            <calcext:condition calcext:apply-style-name="done" calcext:value="formula-is(EXACT ([.B9];&quot;done&quot;))" calcext:base-cell-address="Sheet1.A9"/>
          </calcext:conditional-format>
          <calcext:conditional-format calcext:target-range-address="Sheet1.A10:Sheet1.A10">
            <calcext:condition calcext:apply-style-name="done" calcext:value="formula-is(EXACT ([.B10];&quot;done&quot;))" calcext:base-cell-address="Sheet1.A10"/>
          </calcext:conditional-format>
          <calcext:conditional-format calcext:target-range-address="Sheet1.A11:Sheet1.A11">
            <calcext:condition calcext:apply-style-name="done" calcext:value="formula-is(EXACT ([.B11];&quot;done&quot;))" calcext:base-cell-address="Sheet1.A11"/>
          </calcext:conditional-format>
          <calcext:conditional-format calcext:target-range-address="Sheet1.A12:Sheet1.A12">
            <calcext:condition calcext:apply-style-name="done" calcext:value="formula-is(EXACT ([.B12];&quot;done&quot;))" calcext:base-cell-address="Sheet1.A12"/>
          </calcext:conditional-format>
          <calcext:conditional-format calcext:target-range-address="Sheet1.A13:Sheet1.A13">
            <calcext:condition calcext:apply-style-name="done" calcext:value="formula-is(EXACT ([.B13];&quot;done&quot;))" calcext:base-cell-address="Sheet1.A13"/>
          </calcext:conditional-format>
          <calcext:conditional-format calcext:target-range-address="Sheet1.A14:Sheet1.A14">
            <calcext:condition calcext:apply-style-name="done" calcext:value="formula-is(EXACT ([.B14];&quot;done&quot;))" calcext:base-cell-address="Sheet1.A14"/>
          </calcext:conditional-format>
          <calcext:conditional-format calcext:target-range-address="Sheet1.A15:Sheet1.A15">
            <calcext:condition calcext:apply-style-name="done" calcext:value="formula-is(EXACT ([.B15];&quot;done&quot;))" calcext:base-cell-address="Sheet1.A15"/>
          </calcext:conditional-format>
          <calcext:conditional-format calcext:target-range-address="Sheet1.A16:Sheet1.A16">
            <calcext:condition calcext:apply-style-name="done" calcext:value="formula-is(EXACT ([.B16];&quot;done&quot;))" calcext:base-cell-address="Sheet1.A16"/>
          </calcext:conditional-format>
          <calcext:conditional-format calcext:target-range-address="Sheet1.A17:Sheet1.A17">
            <calcext:condition calcext:apply-style-name="done" calcext:value="formula-is(EXACT ([.B17];&quot;done&quot;))" calcext:base-cell-address="Sheet1.A17"/>
          </calcext:conditional-format>
          <calcext:conditional-format calcext:target-range-address="Sheet1.A18:Sheet1.A18">
            <calcext:condition calcext:apply-style-name="done" calcext:value="formula-is(EXACT ([.B18];&quot;done&quot;))" calcext:base-cell-address="Sheet1.A18"/>
          </calcext:conditional-format>
          <calcext:conditional-format calcext:target-range-address="Sheet1.A19:Sheet1.A19">
            <calcext:condition calcext:apply-style-name="done" calcext:value="formula-is(EXACT ([.B19];&quot;done&quot;))" calcext:base-cell-address="Sheet1.A19"/>
          </calcext:conditional-format>
          <calcext:conditional-format calcext:target-range-address="Sheet1.A20:Sheet1.A20">
            <calcext:condition calcext:apply-style-name="done" calcext:value="formula-is(EXACT ([.B20];&quot;done&quot;))" calcext:base-cell-address="Sheet1.A20"/>
          </calcext:conditional-format>
          <calcext:conditional-format calcext:target-range-address="Sheet1.A21:Sheet1.A21">
            <calcext:condition calcext:apply-style-name="done" calcext:value="formula-is(EXACT ([.B21];&quot;done&quot;))" calcext:base-cell-address="Sheet1.A21"/>
          </calcext:conditional-format>
          <calcext:conditional-format calcext:target-range-address="Sheet1.A22:Sheet1.A22">
            <calcext:condition calcext:apply-style-name="done" calcext:value="formula-is(EXACT ([.B22];&quot;done&quot;))" calcext:base-cell-address="Sheet1.A22"/>
          </calcext:conditional-format>
          <calcext:conditional-format calcext:target-range-address="Sheet1.A23:Sheet1.A23">
            <calcext:condition calcext:apply-style-name="done" calcext:value="formula-is(EXACT ([.B23];&quot;done&quot;))" calcext:base-cell-address="Sheet1.A23"/>
          </calcext:conditional-format>
          <calcext:conditional-format calcext:target-range-address="Sheet1.A24:Sheet1.A24">
            <calcext:condition calcext:apply-style-name="done" calcext:value="formula-is(EXACT ([.B24];&quot;done&quot;))" calcext:base-cell-address="Sheet1.A24"/>
          </calcext:conditional-format>
          <calcext:conditional-format calcext:target-range-address="Sheet1.A25:Sheet1.A25">
            <calcext:condition calcext:apply-style-name="done" calcext:value="formula-is(EXACT ([.B25];&quot;done&quot;))" calcext:base-cell-address="Sheet1.A25"/>
          </calcext:conditional-format>
          <calcext:conditional-format calcext:target-range-address="Sheet1.A26:Sheet1.A26">
            <calcext:condition calcext:apply-style-name="done" calcext:value="formula-is(EXACT ([.B26];&quot;done&quot;))" calcext:base-cell-address="Sheet1.A26"/>
          </calcext:conditional-format>
          <calcext:conditional-format calcext:target-range-address="Sheet1.A27:Sheet1.A27">
            <calcext:condition calcext:apply-style-name="done" calcext:value="formula-is(EXACT ([.B27];&quot;done&quot;))" calcext:base-cell-address="Sheet1.A27"/>
          </calcext:conditional-format>
          <calcext:conditional-format calcext:target-range-address="Sheet1.A28:Sheet1.A28">
            <calcext:condition calcext:apply-style-name="done" calcext:value="formula-is(EXACT ([.B28];&quot;done&quot;))" calcext:base-cell-address="Sheet1.A28"/>
          </calcext:conditional-format>
          <calcext:conditional-format calcext:target-range-address="Sheet1.A29:Sheet1.A29">
            <calcext:condition calcext:apply-style-name="done" calcext:value="formula-is(EXACT ([.B29];&quot;done&quot;))" calcext:base-cell-address="Sheet1.A29"/>
          </calcext:conditional-format>
          <calcext:conditional-format calcext:target-range-address="Sheet1.A30:Sheet1.A30">
            <calcext:condition calcext:apply-style-name="done" calcext:value="formula-is(EXACT ([.B30];&quot;done&quot;))" calcext:base-cell-address="Sheet1.A30"/>
          </calcext:conditional-format>
          <calcext:conditional-format calcext:target-range-address="Sheet1.A31:Sheet1.A31">
            <calcext:condition calcext:apply-style-name="done" calcext:value="formula-is(EXACT ([.B31];&quot;done&quot;))" calcext:base-cell-address="Sheet1.A31"/>
          </calcext:conditional-format>
          <calcext:conditional-format calcext:target-range-address="Sheet1.A32:Sheet1.A32">
            <calcext:condition calcext:apply-style-name="done" calcext:value="formula-is(EXACT ([.B32];&quot;done&quot;))" calcext:base-cell-address="Sheet1.A32"/>
          </calcext:conditional-format>
          <calcext:conditional-format calcext:target-range-address="Sheet1.A33:Sheet1.A33">
            <calcext:condition calcext:apply-style-name="done" calcext:value="formula-is(EXACT ([.B33];&quot;done&quot;))" calcext:base-cell-address="Sheet1.A33"/>
          </calcext:conditional-format>
          <calcext:conditional-format calcext:target-range-address="Sheet1.A34:Sheet1.A34">
            <calcext:condition calcext:apply-style-name="done" calcext:value="formula-is(EXACT ([.B34];&quot;done&quot;))" calcext:base-cell-address="Sheet1.A34"/>
          </calcext:conditional-format>
          <calcext:conditional-format calcext:target-range-address="Sheet1.A35:Sheet1.A35">
            <calcext:condition calcext:apply-style-name="done" calcext:value="formula-is(EXACT ([.B35];&quot;done&quot;))" calcext:base-cell-address="Sheet1.A35"/>
          </calcext:conditional-format>
          <calcext:conditional-format calcext:target-range-address="Sheet1.A36:Sheet1.A36">
            <calcext:condition calcext:apply-style-name="done" calcext:value="formula-is(EXACT ([.B36];&quot;done&quot;))" calcext:base-cell-address="Sheet1.A36"/>
          </calcext:conditional-format>
          <calcext:conditional-format calcext:target-range-address="Sheet1.A37:Sheet1.A37">
            <calcext:condition calcext:apply-style-name="done" calcext:value="formula-is(EXACT ([.B37];&quot;done&quot;))" calcext:base-cell-address="Sheet1.A37"/>
          </calcext:conditional-format>
          <calcext:conditional-format calcext:target-range-address="Sheet1.A38:Sheet1.A38">
            <calcext:condition calcext:apply-style-name="done" calcext:value="formula-is(EXACT ([.B38];&quot;done&quot;))" calcext:base-cell-address="Sheet1.A38"/>
          </calcext:conditional-format>
          <calcext:conditional-format calcext:target-range-address="Sheet1.A39:Sheet1.A39">
            <calcext:condition calcext:apply-style-name="done" calcext:value="formula-is(EXACT ([.B39];&quot;done&quot;))" calcext:base-cell-address="Sheet1.A39"/>
          </calcext:conditional-format>
          <calcext:conditional-format calcext:target-range-address="Sheet1.A40:Sheet1.A40">
            <calcext:condition calcext:apply-style-name="done" calcext:value="formula-is(EXACT ([.B40];&quot;done&quot;))" calcext:base-cell-address="Sheet1.A40"/>
          </calcext:conditional-format>
          <calcext:conditional-format calcext:target-range-address="Sheet1.A41:Sheet1.A41">
            <calcext:condition calcext:apply-style-name="done" calcext:value="formula-is(EXACT ([.B41];&quot;done&quot;))" calcext:base-cell-address="Sheet1.A41"/>
          </calcext:conditional-format>
          <calcext:conditional-format calcext:target-range-address="Sheet1.A42:Sheet1.A42">
            <calcext:condition calcext:apply-style-name="done" calcext:value="formula-is(EXACT ([.B42];&quot;done&quot;))" calcext:base-cell-address="Sheet1.A42"/>
          </calcext:conditional-format>
          <calcext:conditional-format calcext:target-range-address="Sheet1.A43:Sheet1.A43">
            <calcext:condition calcext:apply-style-name="done" calcext:value="formula-is(EXACT ([.B43];&quot;done&quot;))" calcext:base-cell-address="Sheet1.A43"/>
          </calcext:conditional-format>
          <calcext:conditional-format calcext:target-range-address="Sheet1.A44:Sheet1.A44">
            <calcext:condition calcext:apply-style-name="done" calcext:value="formula-is(EXACT ([.B44];&quot;done&quot;))" calcext:base-cell-address="Sheet1.A44"/>
          </calcext:conditional-format>
          <calcext:conditional-format calcext:target-range-address="Sheet1.A45:Sheet1.A45">
            <calcext:condition calcext:apply-style-name="done" calcext:value="formula-is(EXACT ([.B45];&quot;done&quot;))" calcext:base-cell-address="Sheet1.A45"/>
          </calcext:conditional-format>
          <calcext:conditional-format calcext:target-range-address="Sheet1.A46:Sheet1.A46">
            <calcext:condition calcext:apply-style-name="done" calcext:value="formula-is(EXACT ([.B46];&quot;done&quot;))" calcext:base-cell-address="Sheet1.A46"/>
          </calcext:conditional-format>
          <calcext:conditional-format calcext:target-range-address="Sheet1.A47:Sheet1.A47">
            <calcext:condition calcext:apply-style-name="done" calcext:value="formula-is(EXACT ([.B47];&quot;done&quot;))" calcext:base-cell-address="Sheet1.A47"/>
          </calcext:conditional-format>
          <calcext:conditional-format calcext:target-range-address="Sheet1.A48:Sheet1.A48">
            <calcext:condition calcext:apply-style-name="done" calcext:value="formula-is(EXACT ([.B48];&quot;done&quot;))" calcext:base-cell-address="Sheet1.A48"/>
          </calcext:conditional-format>
          <calcext:conditional-format calcext:target-range-address="Sheet1.A49:Sheet1.A49">
            <calcext:condition calcext:apply-style-name="done" calcext:value="formula-is(EXACT ([.B49];&quot;done&quot;))" calcext:base-cell-address="Sheet1.A49"/>
          </calcext:conditional-format>
          <calcext:conditional-format calcext:target-range-address="Sheet1.A50:Sheet1.A50">
            <calcext:condition calcext:apply-style-name="done" calcext:value="formula-is(EXACT ([.B50];&quot;done&quot;))" calcext:base-cell-address="Sheet1.A50"/>
          </calcext:conditional-format>
          <calcext:conditional-format calcext:target-range-address="Sheet1.A51:Sheet1.A51">
            <calcext:condition calcext:apply-style-name="done" calcext:value="formula-is(EXACT ([.B51];&quot;done&quot;))" calcext:base-cell-address="Sheet1.A51"/>
          </calcext:conditional-format>
          <calcext:conditional-format calcext:target-range-address="Sheet1.A52:Sheet1.A52">
            <calcext:condition calcext:apply-style-name="done" calcext:value="formula-is(EXACT ([.B52];&quot;done&quot;))" calcext:base-cell-address="Sheet1.A52"/>
          </calcext:conditional-format>
          <calcext:conditional-format calcext:target-range-address="Sheet1.A53:Sheet1.A53">
            <calcext:condition calcext:apply-style-name="done" calcext:value="formula-is(EXACT ([.B53];&quot;done&quot;))" calcext:base-cell-address="Sheet1.A53"/>
          </calcext:conditional-format>
          <calcext:conditional-format calcext:target-range-address="Sheet1.A54:Sheet1.A54">
            <calcext:condition calcext:apply-style-name="done" calcext:value="formula-is(EXACT ([.B54];&quot;done&quot;))" calcext:base-cell-address="Sheet1.A54"/>
          </calcext:conditional-format>
          <calcext:conditional-format calcext:target-range-address="Sheet1.A55:Sheet1.A55">
            <calcext:condition calcext:apply-style-name="done" calcext:value="formula-is(EXACT ([.B55];&quot;done&quot;))" calcext:base-cell-address="Sheet1.A55"/>
          </calcext:conditional-format>
          <calcext:conditional-format calcext:target-range-address="Sheet1.A56:Sheet1.A56">
            <calcext:condition calcext:apply-style-name="done" calcext:value="formula-is(EXACT ([.B56];&quot;done&quot;))" calcext:base-cell-address="Sheet1.A56"/>
          </calcext:conditional-format>
          <calcext:conditional-format calcext:target-range-address="Sheet1.A57:Sheet1.A57">
            <calcext:condition calcext:apply-style-name="done" calcext:value="formula-is(EXACT ([.B57];&quot;done&quot;))" calcext:base-cell-address="Sheet1.A57"/>
          </calcext:conditional-format>
          <calcext:conditional-format calcext:target-range-address="Sheet1.A58:Sheet1.A58">
            <calcext:condition calcext:apply-style-name="done" calcext:value="formula-is(EXACT ([.B58];&quot;done&quot;))" calcext:base-cell-address="Sheet1.A58"/>
          </calcext:conditional-format>
          <calcext:conditional-format calcext:target-range-address="Sheet1.A59:Sheet1.A59">
            <calcext:condition calcext:apply-style-name="done" calcext:value="formula-is(EXACT ([.B59];&quot;done&quot;))" calcext:base-cell-address="Sheet1.A59"/>
          </calcext:conditional-format>
          <calcext:conditional-format calcext:target-range-address="Sheet1.A60:Sheet1.A60">
            <calcext:condition calcext:apply-style-name="done" calcext:value="formula-is(EXACT ([.B60];&quot;done&quot;))" calcext:base-cell-address="Sheet1.A60"/>
          </calcext:conditional-format>
          <calcext:conditional-format calcext:target-range-address="Sheet1.A61:Sheet1.A61">
            <calcext:condition calcext:apply-style-name="done" calcext:value="formula-is(EXACT ([.B61];&quot;done&quot;))" calcext:base-cell-address="Sheet1.A61"/>
          </calcext:conditional-format>
          <calcext:conditional-format calcext:target-range-address="Sheet1.A62:Sheet1.A62">
            <calcext:condition calcext:apply-style-name="done" calcext:value="formula-is(EXACT ([.B62];&quot;done&quot;))" calcext:base-cell-address="Sheet1.A62"/>
          </calcext:conditional-format>
          <calcext:conditional-format calcext:target-range-address="Sheet1.A63:Sheet1.A63">
            <calcext:condition calcext:apply-style-name="done" calcext:value="formula-is(EXACT ([.B63];&quot;done&quot;))" calcext:base-cell-address="Sheet1.A63"/>
          </calcext:conditional-format>
          <calcext:conditional-format calcext:target-range-address="Sheet1.A64:Sheet1.A64">
            <calcext:condition calcext:apply-style-name="done" calcext:value="formula-is(EXACT ([.B64];&quot;done&quot;))" calcext:base-cell-address="Sheet1.A64"/>
          </calcext:conditional-format>
          <calcext:conditional-format calcext:target-range-address="Sheet1.A65:Sheet1.A65">
            <calcext:condition calcext:apply-style-name="done" calcext:value="formula-is(EXACT ([.B65];&quot;done&quot;))" calcext:base-cell-address="Sheet1.A65"/>
          </calcext:conditional-format>
          <calcext:conditional-format calcext:target-range-address="Sheet1.A66:Sheet1.A66">
            <calcext:condition calcext:apply-style-name="done" calcext:value="formula-is(EXACT ([.B66];&quot;done&quot;))" calcext:base-cell-address="Sheet1.A66"/>
          </calcext:conditional-format>
          <calcext:conditional-format calcext:target-range-address="Sheet1.A67:Sheet1.A67">
            <calcext:condition calcext:apply-style-name="done" calcext:value="formula-is(EXACT ([.B67];&quot;done&quot;))" calcext:base-cell-address="Sheet1.A67"/>
          </calcext:conditional-format>
          <calcext:conditional-format calcext:target-range-address="Sheet1.A68:Sheet1.A68">
            <calcext:condition calcext:apply-style-name="done" calcext:value="formula-is(EXACT ([.B68];&quot;done&quot;))" calcext:base-cell-address="Sheet1.A68"/>
          </calcext:conditional-format>
          <calcext:conditional-format calcext:target-range-address="Sheet1.A69:Sheet1.A69">
            <calcext:condition calcext:apply-style-name="done" calcext:value="formula-is(EXACT ([.B69];&quot;done&quot;))" calcext:base-cell-address="Sheet1.A69"/>
          </calcext:conditional-format>
          <calcext:conditional-format calcext:target-range-address="Sheet1.A70:Sheet1.A70">
            <calcext:condition calcext:apply-style-name="done" calcext:value="formula-is(EXACT ([.B70];&quot;done&quot;))" calcext:base-cell-address="Sheet1.A70"/>
          </calcext:conditional-format>
          <calcext:conditional-format calcext:target-range-address="Sheet1.A71:Sheet1.A71">
            <calcext:condition calcext:apply-style-name="done" calcext:value="formula-is(EXACT ([.B71];&quot;done&quot;))" calcext:base-cell-address="Sheet1.A71"/>
          </calcext:conditional-format>
          <calcext:conditional-format calcext:target-range-address="Sheet1.A72:Sheet1.A72">
            <calcext:condition calcext:apply-style-name="done" calcext:value="formula-is(EXACT ([.B72];&quot;done&quot;))" calcext:base-cell-address="Sheet1.A72"/>
          </calcext:conditional-format>
          <calcext:conditional-format calcext:target-range-address="Sheet1.A73:Sheet1.A73">
            <calcext:condition calcext:apply-style-name="done" calcext:value="formula-is(EXACT ([.B73];&quot;done&quot;))" calcext:base-cell-address="Sheet1.A73"/>
          </calcext:conditional-format>
          <calcext:conditional-format calcext:target-range-address="Sheet1.A74:Sheet1.A74">
            <calcext:condition calcext:apply-style-name="done" calcext:value="formula-is(EXACT ([.B74];&quot;done&quot;))" calcext:base-cell-address="Sheet1.A74"/>
          </calcext:conditional-format>
          <calcext:conditional-format calcext:target-range-address="Sheet1.A75:Sheet1.A75">
            <calcext:condition calcext:apply-style-name="done" calcext:value="formula-is(EXACT ([.B75];&quot;done&quot;))" calcext:base-cell-address="Sheet1.A75"/>
          </calcext:conditional-format>
          <calcext:conditional-format calcext:target-range-address="Sheet1.A76:Sheet1.A76">
            <calcext:condition calcext:apply-style-name="done" calcext:value="formula-is(EXACT ([.B76];&quot;done&quot;))" calcext:base-cell-address="Sheet1.A76"/>
          </calcext:conditional-format>
          <calcext:conditional-format calcext:target-range-address="Sheet1.A77:Sheet1.A77">
            <calcext:condition calcext:apply-style-name="done" calcext:value="formula-is(EXACT ([.B77];&quot;done&quot;))" calcext:base-cell-address="Sheet1.A77"/>
          </calcext:conditional-format>
          <calcext:conditional-format calcext:target-range-address="Sheet1.A78:Sheet1.A78">
            <calcext:condition calcext:apply-style-name="done" calcext:value="formula-is(EXACT ([.B78];&quot;done&quot;))" calcext:base-cell-address="Sheet1.A78"/>
          </calcext:conditional-format>
          <calcext:conditional-format calcext:target-range-address="Sheet1.A79:Sheet1.A79">
            <calcext:condition calcext:apply-style-name="done" calcext:value="formula-is(EXACT ([.B79];&quot;done&quot;))" calcext:base-cell-address="Sheet1.A79"/>
          </calcext:conditional-format>
          <calcext:conditional-format calcext:target-range-address="Sheet1.A80:Sheet1.A80">
            <calcext:condition calcext:apply-style-name="done" calcext:value="formula-is(EXACT ([.B80];&quot;done&quot;))" calcext:base-cell-address="Sheet1.A80"/>
          </calcext:conditional-format>
          <calcext:conditional-format calcext:target-range-address="Sheet1.A81:Sheet1.A81">
            <calcext:condition calcext:apply-style-name="done" calcext:value="formula-is(EXACT ([.B81];&quot;done&quot;))" calcext:base-cell-address="Sheet1.A81"/>
          </calcext:conditional-format>
          <calcext:conditional-format calcext:target-range-address="Sheet1.A82:Sheet1.A82">
            <calcext:condition calcext:apply-style-name="done" calcext:value="formula-is(EXACT ([.B82];&quot;done&quot;))" calcext:base-cell-address="Sheet1.A82"/>
          </calcext:conditional-format>
          <calcext:conditional-format calcext:target-range-address="Sheet1.A83:Sheet1.A83">
            <calcext:condition calcext:apply-style-name="done" calcext:value="formula-is(EXACT ([.B83];&quot;done&quot;))" calcext:base-cell-address="Sheet1.A83"/>
          </calcext:conditional-format>
          <calcext:conditional-format calcext:target-range-address="Sheet1.A84:Sheet1.A84">
            <calcext:condition calcext:apply-style-name="done" calcext:value="formula-is(EXACT ([.B84];&quot;done&quot;))" calcext:base-cell-address="Sheet1.A84"/>
          </calcext:conditional-format>
          <calcext:conditional-format calcext:target-range-address="Sheet1.A85:Sheet1.A85">
            <calcext:condition calcext:apply-style-name="done" calcext:value="formula-is(EXACT ([.B85];&quot;done&quot;))" calcext:base-cell-address="Sheet1.A85"/>
          </calcext:conditional-format>
          <calcext:conditional-format calcext:target-range-address="Sheet1.A86:Sheet1.A86">
            <calcext:condition calcext:apply-style-name="done" calcext:value="formula-is(EXACT ([.B86];&quot;done&quot;))" calcext:base-cell-address="Sheet1.A86"/>
          </calcext:conditional-format>
          <calcext:conditional-format calcext:target-range-address="Sheet1.A114:Sheet1.A114">
            <calcext:condition calcext:apply-style-name="done" calcext:value="formula-is(EXACT ([.B114];&quot;done&quot;))" calcext:base-cell-address="Sheet1.A114"/>
          </calcext:conditional-format>
          <calcext:conditional-format calcext:target-range-address="Sheet1.A115:Sheet1.A115">
            <calcext:condition calcext:apply-style-name="done" calcext:value="formula-is(EXACT ([.B115];&quot;done&quot;))" calcext:base-cell-address="Sheet1.A115"/>
          </calcext:conditional-format>
          <calcext:conditional-format calcext:target-range-address="Sheet1.A116:Sheet1.A116">
            <calcext:condition calcext:apply-style-name="done" calcext:value="formula-is(EXACT ([.B116];&quot;done&quot;))" calcext:base-cell-address="Sheet1.A116"/>
          </calcext:conditional-format>
          <calcext:conditional-format calcext:target-range-address="Sheet1.A117:Sheet1.A117">
            <calcext:condition calcext:apply-style-name="done" calcext:value="formula-is(EXACT ([.B117];&quot;done&quot;))" calcext:base-cell-address="Sheet1.A117"/>
          </calcext:conditional-format>
          <calcext:conditional-format calcext:target-range-address="Sheet1.A118:Sheet1.A118">
            <calcext:condition calcext:apply-style-name="done" calcext:value="formula-is(EXACT ([.B118];&quot;done&quot;))" calcext:base-cell-address="Sheet1.A118"/>
          </calcext:conditional-format>
          <calcext:conditional-format calcext:target-range-address="Sheet1.A119:Sheet1.A119">
            <calcext:condition calcext:apply-style-name="done" calcext:value="formula-is(EXACT ([.B119];&quot;done&quot;))" calcext:base-cell-address="Sheet1.A119"/>
          </calcext:conditional-format>
          <calcext:conditional-format calcext:target-range-address="Sheet1.A120:Sheet1.A120">
            <calcext:condition calcext:apply-style-name="done" calcext:value="formula-is(EXACT ([.B120];&quot;done&quot;))" calcext:base-cell-address="Sheet1.A120"/>
          </calcext:conditional-format>
          <calcext:conditional-format calcext:target-range-address="Sheet1.A121:Sheet1.A121">
            <calcext:condition calcext:apply-style-name="done" calcext:value="formula-is(EXACT ([.B121];&quot;done&quot;))" calcext:base-cell-address="Sheet1.A121"/>
          </calcext:conditional-format>
          <calcext:conditional-format calcext:target-range-address="Sheet1.A122:Sheet1.A122">
            <calcext:condition calcext:apply-style-name="done" calcext:value="formula-is(EXACT ([.B122];&quot;done&quot;))" calcext:base-cell-address="Sheet1.A122"/>
          </calcext:conditional-format>
          <calcext:conditional-format calcext:target-range-address="Sheet1.A123:Sheet1.A123">
            <calcext:condition calcext:apply-style-name="done" calcext:value="formula-is(EXACT ([.B123];&quot;done&quot;))" calcext:base-cell-address="Sheet1.A123"/>
          </calcext:conditional-format>
          <calcext:conditional-format calcext:target-range-address="Sheet1.A124:Sheet1.A124">
            <calcext:condition calcext:apply-style-name="done" calcext:value="formula-is(EXACT ([.B124];&quot;done&quot;))" calcext:base-cell-address="Sheet1.A124"/>
          </calcext:conditional-format>
          <calcext:conditional-format calcext:target-range-address="Sheet1.A3:Sheet1.A3">
            <calcext:condition calcext:apply-style-name="done" calcext:value="formula-is(EXACT ([.B3];&quot;done&quot;))" calcext:base-cell-address="Sheet1.A3"/>
          </calcext:conditional-format>
          <calcext:conditional-format calcext:target-range-address="Sheet1.A2:Sheet1.A2">
            <calcext:condition calcext:apply-style-name="done" calcext:value="formula-is(EXACT ([.B2];&quot;done&quot;))" calcext:base-cell-address="Sheet1.A2"/>
          </calcext:conditional-format>
          <calcext:conditional-format calcext:target-range-address="Sheet1.A87:Sheet1.A87">
            <calcext:condition calcext:apply-style-name="done" calcext:value="formula-is(EXACT ([.B87];&quot;done&quot;))" calcext:base-cell-address="Sheet1.A87"/>
          </calcext:conditional-format>
          <calcext:conditional-format calcext:target-range-address="Sheet1.A88:Sheet1.A88">
            <calcext:condition calcext:apply-style-name="done" calcext:value="formula-is(EXACT ([.B88];&quot;done&quot;))" calcext:base-cell-address="Sheet1.A88"/>
          </calcext:conditional-format>
          <calcext:conditional-format calcext:target-range-address="Sheet1.A89:Sheet1.A89">
            <calcext:condition calcext:apply-style-name="done" calcext:value="formula-is(EXACT ([.B89];&quot;done&quot;))" calcext:base-cell-address="Sheet1.A89"/>
          </calcext:conditional-format>
          <calcext:conditional-format calcext:target-range-address="Sheet1.A90:Sheet1.A90">
            <calcext:condition calcext:apply-style-name="done" calcext:value="formula-is(EXACT ([.B90];&quot;done&quot;))" calcext:base-cell-address="Sheet1.A90"/>
          </calcext:conditional-format>
          <calcext:conditional-format calcext:target-range-address="Sheet1.A91:Sheet1.A91">
            <calcext:condition calcext:apply-style-name="done" calcext:value="formula-is(EXACT ([.B91];&quot;done&quot;))" calcext:base-cell-address="Sheet1.A91"/>
          </calcext:conditional-format>
          <calcext:conditional-format calcext:target-range-address="Sheet1.A92:Sheet1.A92">
            <calcext:condition calcext:apply-style-name="done" calcext:value="formula-is(EXACT ([.B92];&quot;done&quot;))" calcext:base-cell-address="Sheet1.A92"/>
          </calcext:conditional-format>
          <calcext:conditional-format calcext:target-range-address="Sheet1.A93:Sheet1.A93">
            <calcext:condition calcext:apply-style-name="done" calcext:value="formula-is(EXACT ([.B93];&quot;done&quot;))" calcext:base-cell-address="Sheet1.A93"/>
          </calcext:conditional-format>
          <calcext:conditional-format calcext:target-range-address="Sheet1.A94:Sheet1.A94">
            <calcext:condition calcext:apply-style-name="done" calcext:value="formula-is(EXACT ([.B94];&quot;done&quot;))" calcext:base-cell-address="Sheet1.A94"/>
          </calcext:conditional-format>
          <calcext:conditional-format calcext:target-range-address="Sheet1.A95:Sheet1.A95">
            <calcext:condition calcext:apply-style-name="done" calcext:value="formula-is(EXACT ([.B95];&quot;done&quot;))" calcext:base-cell-address="Sheet1.A95"/>
          </calcext:conditional-format>
          <calcext:conditional-format calcext:target-range-address="Sheet1.A96:Sheet1.A96">
            <calcext:condition calcext:apply-style-name="done" calcext:value="formula-is(EXACT ([.B96];&quot;done&quot;))" calcext:base-cell-address="Sheet1.A96"/>
          </calcext:conditional-format>
          <calcext:conditional-format calcext:target-range-address="Sheet1.A97:Sheet1.A97">
            <calcext:condition calcext:apply-style-name="done" calcext:value="formula-is(EXACT ([.B97];&quot;done&quot;))" calcext:base-cell-address="Sheet1.A97"/>
          </calcext:conditional-format>
          <calcext:conditional-format calcext:target-range-address="Sheet1.A98:Sheet1.A98">
            <calcext:condition calcext:apply-style-name="done" calcext:value="formula-is(EXACT ([.B98];&quot;done&quot;))" calcext:base-cell-address="Sheet1.A98"/>
          </calcext:conditional-format>
          <calcext:conditional-format calcext:target-range-address="Sheet1.A99:Sheet1.A99">
            <calcext:condition calcext:apply-style-name="done" calcext:value="formula-is(EXACT ([.B99];&quot;done&quot;))" calcext:base-cell-address="Sheet1.A99"/>
          </calcext:conditional-format>
          <calcext:conditional-format calcext:target-range-address="Sheet1.A100:Sheet1.A100">
            <calcext:condition calcext:apply-style-name="done" calcext:value="formula-is(EXACT ([.B100];&quot;done&quot;))" calcext:base-cell-address="Sheet1.A100"/>
          </calcext:conditional-format>
          <calcext:conditional-format calcext:target-range-address="Sheet1.A101:Sheet1.A101">
            <calcext:condition calcext:apply-style-name="done" calcext:value="formula-is(EXACT ([.B101];&quot;done&quot;))" calcext:base-cell-address="Sheet1.A101"/>
          </calcext:conditional-format>
          <calcext:conditional-format calcext:target-range-address="Sheet1.A102:Sheet1.A102">
            <calcext:condition calcext:apply-style-name="done" calcext:value="formula-is(EXACT ([.B102];&quot;done&quot;))" calcext:base-cell-address="Sheet1.A102"/>
          </calcext:conditional-format>
          <calcext:conditional-format calcext:target-range-address="Sheet1.A103:Sheet1.A103">
            <calcext:condition calcext:apply-style-name="done" calcext:value="formula-is(EXACT ([.B103];&quot;done&quot;))" calcext:base-cell-address="Sheet1.A103"/>
          </calcext:conditional-format>
          <calcext:conditional-format calcext:target-range-address="Sheet1.A104:Sheet1.A104">
            <calcext:condition calcext:apply-style-name="done" calcext:value="formula-is(EXACT ([.B104];&quot;done&quot;))" calcext:base-cell-address="Sheet1.A104"/>
          </calcext:conditional-format>
          <calcext:conditional-format calcext:target-range-address="Sheet1.A105:Sheet1.A105">
            <calcext:condition calcext:apply-style-name="done" calcext:value="formula-is(EXACT ([.B105];&quot;done&quot;))" calcext:base-cell-address="Sheet1.A105"/>
          </calcext:conditional-format>
          <calcext:conditional-format calcext:target-range-address="Sheet1.A106:Sheet1.A106">
            <calcext:condition calcext:apply-style-name="done" calcext:value="formula-is(EXACT ([.B106];&quot;done&quot;))" calcext:base-cell-address="Sheet1.A106"/>
          </calcext:conditional-format>
          <calcext:conditional-format calcext:target-range-address="Sheet1.A107:Sheet1.A107">
            <calcext:condition calcext:apply-style-name="done" calcext:value="formula-is(EXACT ([.B107];&quot;done&quot;))" calcext:base-cell-address="Sheet1.A107"/>
          </calcext:conditional-format>
          <calcext:conditional-format calcext:target-range-address="Sheet1.A108:Sheet1.A108">
            <calcext:condition calcext:apply-style-name="done" calcext:value="formula-is(EXACT ([.B108];&quot;done&quot;))" calcext:base-cell-address="Sheet1.A108"/>
          </calcext:conditional-format>
          <calcext:conditional-format calcext:target-range-address="Sheet1.A109:Sheet1.A109">
            <calcext:condition calcext:apply-style-name="done" calcext:value="formula-is(EXACT ([.B109];&quot;done&quot;))" calcext:base-cell-address="Sheet1.A109"/>
          </calcext:conditional-format>
          <calcext:conditional-format calcext:target-range-address="Sheet1.A110:Sheet1.A110">
            <calcext:condition calcext:apply-style-name="done" calcext:value="formula-is(EXACT ([.B110];&quot;done&quot;))" calcext:base-cell-address="Sheet1.A110"/>
          </calcext:conditional-format>
          <calcext:conditional-format calcext:target-range-address="Sheet1.A111:Sheet1.A111">
            <calcext:condition calcext:apply-style-name="done" calcext:value="formula-is(EXACT ([.B111];&quot;done&quot;))" calcext:base-cell-address="Sheet1.A111"/>
          </calcext:conditional-format>
          <calcext:conditional-format calcext:target-range-address="Sheet1.A112:Sheet1.A112">
            <calcext:condition calcext:apply-style-name="done" calcext:value="formula-is(EXACT ([.B112];&quot;done&quot;))" calcext:base-cell-address="Sheet1.A112"/>
          </calcext:conditional-format>
          <calcext:conditional-format calcext:target-range-address="Sheet1.A113:Sheet1.A113">
            <calcext:condition calcext:apply-style-name="done" calcext:value="formula-is(EXACT ([.B113];&quot;done&quot;))" calcext:base-cell-address="Sheet1.A11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ext-properties fo:color="#6666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 style:data-style-name="N2" text:time-value="07:15:29.008588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05:50:21.400417576</meta:creation-date>
    <dc:date>2017-03-07T07:15:39.560952842</dc:date>
    <meta:editing-duration>PT3H48S</meta:editing-duration>
    <meta:editing-cycles>17</meta:editing-cycles>
    <meta:generator>LibreOffice/4.2.8.2$Linux_X86_64 LibreOffice_project/420m0$Build-2</meta:generator>
    <meta:document-statistic meta:table-count="1" meta:cell-count="120" meta:object-count="0"/>
  </office:meta>
</office:document-meta>
</file>